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d5a38" officeooo:paragraph-rsid="000d5a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chell Reyes</text:p>
      <text:p text:style-name="P1">CS202</text:p>
      <text:p text:style-name="P1">Project 12 Documentation</text:p>
      <text:p text:style-name="P1">4/28/15</text:p>
      <text:p text:style-name="P1"/>
      <text:p text:style-name="P1"><text:tab/>For this project, we made our midterm as a project. I realized that the input function was a little more complicated than I thought. It was kind of hard to do this project on paper during the midterm because you have to go with a certain way of thinking on your first thought and have to go with it and there is no way to change it. </text:p>
      <text:p text:style-name="P1"><text:tab/>For my test file, I tested the first constructor without a parameter so it made a String with the default bufferSize of 10. Then I tested it with a parameter of 0, then it gives you an error message to reinput a size until its greater than 0. I then tested the input operator and used that input in the copy constructor. I used the string that got inputted to test the getLength function. I then cleared it and tested the empty function and outputted a message when it was empty. I tested my constructor that used a const char* as a paramter, by creating the class, then outputting the assigned char array. I tested the = operator by first making the first string not big enough to hold the designated string to be copied. Then I tried the same thing but with an empty first string. I tested the [] operator, by using the const char* String class type and then testing it by trying to get a letter that was out of bounds of the string, then in bounds. I tested the + operator by having the user input 2 strings, they get concatenated and outputted. Then I cleared the first string, then used the + operator again and outputted the resul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6:58:19.615880355</meta:creation-date>
    <dc:date>2015-04-27T17:11:41.991739037</dc:date>
    <meta:editing-duration>P0D</meta:editing-duration>
    <meta:editing-cycles>1</meta:editing-cycles>
    <meta:document-statistic meta:table-count="0" meta:image-count="0" meta:object-count="0" meta:page-count="1" meta:paragraph-count="6" meta:word-count="288" meta:character-count="1524" meta:non-whitespace-character-count="1238"/>
    <meta:generator>LibreOffice/4.2.7.2$Linux_X86_64 LibreOffice_project/420m0$Build-2</meta:generator>
  </office:meta>
</office:document-meta>
</file>